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af3" officeooo:paragraph-rsid="00037af3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46c49" officeooo:paragraph-rsid="00046c49" style:font-style-asian="italic" style:font-weight-asian="bold" style:font-style-complex="italic" style:font-weight-complex="bold"/>
    </style:style>
    <style:style style:name="P3" style:family="paragraph" style:parent-style-name="List_20_Contents" style:list-style-name="L1"/>
    <style:style style:name="T1" style:family="text">
      <style:text-properties officeooo:rsid="00037af3"/>
    </style:style>
    <style:style style:name="T2" style:family="text">
      <style:text-properties officeooo:rsid="00046c49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work de Babtouland</text:h>
      <text:h text:style-name="Heading_20_2" text:outline-level="2"><text:span text:style-name="T4">Objectif </text:span>:</text:h>
      <text:list xml:id="list1920957143" text:style-name="L1">
        <text:list-item>
          <text:p text:style-name="P3">1ère fonction : système de post simple avec commentaire</text:p>
        </text:list-item>
        <text:list-item>
          <text:p text:style-name="P3">2ème fonction : chat simple</text:p>
        </text:list-item>
        <text:list-item>
          <text:p text:style-name="P3">3ème fonction : système d’objet</text:p>
        </text:list-item>
        <text:list-item>
          <text:p text:style-name="P3">4ème fonction : <text:span text:style-name="T1">petits outils custom</text:span></text:p>
        </text:list-item>
        <text:list-item>
          <text:p text:style-name="P3"><text:span text:style-name="T1">5ème fonction :</text:span> forum</text:p>
        </text:list-item>
      </text:list>
      <text:h text:style-name="Heading_20_2" text:outline-level="2">Fonctionnement :</text:h>
      <text:p text:style-name="P1">L’utilisateur va sur le site, il arrive directement sur le système de post. Non connecté, il ne peut que lire les différents posts et accéder à l’affichage publique des différents membres. Si l’utilisateur a un compte, il peut se connecter. En tant que membre, il pourra alors laisser un commentaire et parler dans le chat. <text:span text:style-name="T2">Si l’utilisateur devient modérateur, il peut supprimer les messages du chat et les commentaires de toutes les personnes qui ont un rang inférieur à eux. Enfin, l’administrateur rédige les posts et a accès aux outils. Il possède toute la gestion de rôle.</text:span></text:p>
      <text:p text:style-name="P1">→<text:span text:style-name="T2"> pk pas créer un rôle « rédacteur » pouvant être mis avec d’autre rôle</text:span></text:p>
      <text:h text:style-name="Heading_20_3" text:outline-level="3">Fonctionnement interne :</text:h>
      <text:p text:style-name="P2"><text:span text:style-name="T6">Voir diagram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gustin Demagny</meta:initial-creator>
    <meta:creation-date>2019-06-25T20:09:46.282000000</meta:creation-date>
    <meta:editing-cycles>1</meta:editing-cycles>
    <meta:editing-duration>PT4H26M51S</meta:editing-duration>
    <meta:keyword>projet</meta:keyword>
    <meta:keyword>programmation</meta:keyword>
    <meta:keyword>babtouland</meta:keyword>
    <meta:keyword>définition</meta:keyword>
    <meta:keyword>web</meta:keyword>
    <dc:subject>Définition du projet Babtouland</dc:subject>
    <dc:title>Babtouland</dc:title>
    <dc:date>2019-06-26T01:57:12.234000000</dc:date>
    <dc:creator>Augustin Demagny</dc:creator>
    <meta:document-statistic meta:table-count="0" meta:image-count="0" meta:object-count="0" meta:page-count="1" meta:paragraph-count="12" meta:word-count="158" meta:character-count="907" meta:non-whitespace-character-count="766"/>
    <meta:generator>LibreOffice/5.4.4.2$Windows_X86_64 LibreOffice_project/2524958677847fb3bb44820e40380acbe820f960</meta:generator>
  </office:meta>
</office:document-meta>
</file>